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006e" officeooo:paragraph-rsid="000e006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006e" officeooo:paragraph-rsid="000e00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006e" officeooo:paragraph-rsid="000e006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e006e" officeooo:paragraph-rsid="000e006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art Pointers</text:p>
      <text:p text:style-name="P1"/>
      <text:p text:style-name="P2">1. QPointe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5:07:02.818667903</meta:creation-date>
    <meta:generator>LibreOffice/4.1.3.2$Linux_X86_64 LibreOffice_project/410m0$Build-2</meta:generator>
    <dc:date>2014-01-03T12:37:53.808292075</dc:date>
    <meta:editing-duration>P0D</meta:editing-duration>
    <meta:editing-cycles>2</meta:editing-cycles>
    <meta:document-statistic meta:table-count="0" meta:image-count="0" meta:object-count="0" meta:page-count="1" meta:paragraph-count="2" meta:word-count="4" meta:character-count="25" meta:non-whitespace-character-count="23"/>
  </office:meta>
</office:document-meta>
</file>